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04a59" officeooo:paragraph-rsid="00104a59" style:font-size-asian="12pt" style:font-size-complex="12pt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style:font-size-asian="12pt" style:font-size-complex="12pt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officeooo:rsid="00104a59" officeooo:paragraph-rsid="00104a59" style:font-size-asian="12pt" style:font-size-complex="12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104a59" officeooo:paragraph-rsid="00104a59"/>
    </style:style>
    <style:style style:name="T1" style:family="text">
      <style:text-properties loext:padding="0cm" loext:border="non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loext:padding="0cm" loext:border="none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style:font-size-asian="12pt" style:font-size-complex="12pt" loext:padding="0cm" loext:border="none"/>
    </style:style>
    <style:style style:name="T6" style:family="text">
      <style:text-properties style:font-name="Liberation Serif" fo:font-size="12pt" officeooo:rsid="00104a59" style:font-size-asian="12pt" style:font-size-complex="12pt"/>
    </style:style>
    <style:style style:name="T7" style:family="text">
      <style:text-properties style:font-name="Liberation Serif" fo:font-weight="bold" style:font-weight-asian="bold" style:font-weight-complex="bold" loext:padding="0cm" loext:border="none"/>
    </style:style>
    <style:style style:name="T8" style:family="text">
      <style:text-properties style:font-name="Liberation Serif" fo:font-weight="normal" style:font-weight-asian="normal" style:font-weight-complex="normal" loext:padding="0cm" loext:border="non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loext:padding="0cm" loext:border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04a59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Header</text:span></text:p>
      <text:p text:style-name="P3"><text:span text:style-name="T4">O </text:span><text:span text:style-name="Source_20_Text"><text:span text:style-name="T5">&lt;header&gt;</text:span></text:span><text:span text:style-name="T4">elemento representa um contêiner para conteúdo introdutório ou um conjunto de links de navegação.</text:span></text:p>
      <text:p text:style-name="P3"><text:span text:style-name="T4">Um </text:span><text:span text:style-name="Source_20_Text"><text:span text:style-name="T5">&lt;header&gt;</text:span></text:span><text:span text:style-name="T4">elemento normalmente contém:</text:span></text:p>
      <text:list text:style-name="L1">
        <text:list-item>
          <text:p text:style-name="P4">um ou mais elementos de título (&lt;h1&gt; - &lt;h6&gt;)</text:p>
        </text:list-item>
        <text:list-item>
          <text:p text:style-name="P4">logotipo ou ícone</text:p>
        </text:list-item>
        <text:list-item>
          <text:p text:style-name="P5">informações de autoria</text:p>
        </text:list-item>
      </text:list>
      <text:p text:style-name="P1"/>
      <text:p text:style-name="P2">Footer</text:p>
      <text:p text:style-name="P3"><text:span text:style-name="T4">O </text:span><text:span text:style-name="Source_20_Text"><text:span text:style-name="T5">&lt;footer&gt;</text:span></text:span><text:span text:style-name="T4">elemento define um rodapé para um documento ou seção.</text:span></text:p>
      <text:p text:style-name="P3"><text:span text:style-name="T4">Um </text:span><text:span text:style-name="Source_20_Text"><text:span text:style-name="T5">&lt;footer&gt;</text:span></text:span><text:span text:style-name="T4">elemento normalmente contém:</text:span></text:p>
      <text:list text:style-name="L2">
        <text:list-item>
          <text:p text:style-name="P6">informações de autoria</text:p>
        </text:list-item>
        <text:list-item>
          <text:p text:style-name="P6">Informações sobre direitos autorais</text:p>
        </text:list-item>
        <text:list-item>
          <text:p text:style-name="P6">informações de contato</text:p>
        </text:list-item>
        <text:list-item>
          <text:p text:style-name="P6">Mapa do site</text:p>
        </text:list-item>
        <text:list-item>
          <text:p text:style-name="P6">voltar aos links principais</text:p>
        </text:list-item>
        <text:list-item>
          <text:p text:style-name="P7">documentos relacionados</text:p>
        </text:list-item>
      </text:list>
      <text:p text:style-name="P8"/>
      <text:p text:style-name="P9">Aside</text:p>
      <text:p text:style-name="P3"><text:span text:style-name="T4">O </text:span><text:span text:style-name="Source_20_Text"><text:span text:style-name="T5">&lt;aside&gt;</text:span></text:span><text:span text:style-name="T4">elemento define algum conteúdo além daquele em que é colocado (como uma barra lateral).</text:span></text:p>
      <text:p text:style-name="P3"><text:span text:style-name="T4">O </text:span><text:span text:style-name="Source_20_Text"><text:span text:style-name="T5">&lt;aside&gt;</text:span></text:span><text:span text:style-name="T4">conteúdo deve estar indiretamente relacionado ao conteúdo circundante.</text:span></text:p>
      <text:p text:style-name="P8"/>
      <text:p text:style-name="P9">Main</text:p>
      <text:p text:style-name="P3"><text:span text:style-name="T4">O elemento </text:span><text:span text:style-name="Strong_20_Emphasis"><text:span text:style-name="Source_20_Text"><text:span text:style-name="T5">&lt;main&gt;</text:span></text:span></text:span><text:span text:style-name="T4"> define o conteúdo principal dentro d</text:span><text:span text:style-name="T6">o &lt;&gt;</text:span><text:span text:style-name="T4"> em seu documento ou aplicação.  O mesmo deverá ser único na página, ou seja, dentro do elemento &lt;main&gt; não deverão ser incluidas seções da página que sejam comuns a todo o site ou aplicação, tais como mecanismos de navegação, informações de copyright, logotipo e campos de busca (a não ser, é claro, caso a função principal do documento seja fazer algum tipo de busca). </text:span></text:p>
      <text:p text:style-name="P3"><text:span text:style-name="T4"/></text:p>
      <text:p text:style-name="P12"><text:span text:style-name="T4">Article</text:span></text:p>
      <text:p text:style-name="P3"><text:span text:style-name="T4">A </text:span><text:span text:style-name="Source_20_Text"><text:span text:style-name="T5">&lt;article&gt;</text:span></text:span><text:span text:style-name="T4">tag especifica conteúdo independente e autocontido.</text:span></text:p>
      <text:p text:style-name="P8">Um artigo deve fazer sentido por si só e deve ser possível distribuí-lo independentemente do resto do site.</text:p>
      <text:p text:style-name="P3"><text:span text:style-name="T4">Fontes potenciais para o </text:span><text:span text:style-name="Source_20_Text"><text:span text:style-name="T5">&lt;article&gt;</text:span></text:span><text:span text:style-name="T4">elemento:</text:span></text:p>
      <text:list text:style-name="L3">
        <text:list-item>
          <text:p text:style-name="P10">Postagem no fórum</text:p>
        </text:list-item>
        <text:list-item>
          <text:p text:style-name="P10">Postagem do blog</text:p>
        </text:list-item>
        <text:list-item>
          <text:p text:style-name="P11"><text:soft-page-break/>Notícia</text:p>
        </text:list-item>
      </text:list>
      <text:p text:style-name="P3"><text:span text:style-name="T4"/></text:p>
      <text:p text:style-name="P12"><text:span text:style-name="T4">Aside</text:span></text:p>
      <text:p text:style-name="P3"><text:span text:style-name="T4">O elemento HTML </text:span><text:span text:style-name="Strong_20_Emphasis"><text:span text:style-name="Source_20_Text"><text:span text:style-name="T5">&lt;aside&gt;</text:span></text:span></text:span><text:span text:style-name="T4"> representa uma seção de uma página que consiste de conteúdo que é tangencialmente relacionado ao conteúdo do seu entorno, que poderia ser considerado separado do conteúdo. Elas muitas vezes contem explicações laterais, como a definição de um glossário; conteúdo vagamente relacionado, como avisos; a biografia do autor; ou, em aplicações web, informações de perfil ou links de blogs relacionados.</text:span></text:p>
      <text:p text:style-name="P8"/>
      <text:p text:style-name="P8"/>
      <text:p text:style-name="P8"><text:span text:style-name="T12">O </text:span><text:span text:style-name="Strong_20_Emphasis"><text:span text:style-name="T12">elemento HTML </text:span></text:span><text:span text:style-name="Strong_20_Emphasis"><text:span text:style-name="Source_20_Text"><text:span text:style-name="T8">&lt;fieldset&gt;</text:span></text:span></text:span><text:span text:style-name="T12"> é usado para agrupar elementos, assim como labels </text:span><text:span text:style-name="T13">(&lt;label&gt;</text:span><text:span text:style-name="T12">), dentro de um formulário web. </text:span></text:p>
      <text:p text:style-name="P9"><text:span text:style-name="T12">No contexto mostrado na última atividade, esse elemento é útil para colocar uma “borda” e delimitar os elementos pedido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0:25:42.196000000</meta:creation-date>
    <dc:date>2024-07-22T11:17:19.298000000</dc:date>
    <meta:editing-duration>PT51M42S</meta:editing-duration>
    <meta:editing-cycles>1</meta:editing-cycles>
    <meta:document-statistic meta:table-count="0" meta:image-count="0" meta:object-count="0" meta:page-count="2" meta:paragraph-count="31" meta:word-count="320" meta:character-count="2031" meta:non-whitespace-character-count="1751"/>
    <meta:generator>LibreOffice/7.6.4.1$Windows_X86_64 LibreOffice_project/e19e193f88cd6c0525a17fb7a176ed8e6a3e2aa1</meta:generator>
  </office:meta>
</office:document-meta>
</file>